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978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813cm" svg:height="5.939cm" svg:x="0.952cm" svg:y="5.08cm">
          <draw:text-box>
            <text:p>“David offered some healing frequencies because I was at the night meditation with ovarian pain. <text:s/></text:p>
            <text:p>I opened up to him about it and he offered to do it for me. <text:s/>I woke up in the morning feeling a sense of relief and feeling lighter and I had a thought to myself I wonder if he did it this morning because I feel good. <text:s/></text:p>
            <text:p>I later messaged him where he mentioned how I was feeling since he did the healing energy work in the morning and I opened up that I felt great and thought that he was a part of that! <text:s/>Highly recommend!!!” - Cand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2T12:22:47.124000000</meta:creation-date>
    <dc:date>2024-08-12T12:29:03.458000000</dc:date>
    <meta:editing-duration>PT6M16S</meta:editing-duration>
    <meta:editing-cycles>1</meta:editing-cycles>
    <meta:document-statistic meta:object-count="1"/>
    <meta:generator>LibreOffice/7.4.4.2$Windows_X86_64 LibreOffice_project/85569322deea74ec9134968a29af2df5663baa21</meta:generator>
  </office:meta>
</office:document-meta>
</file>